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:liga&amp;c2sc" svg:font-family="Arial:liga&amp;c2sc" style:font-family-generic="swiss" style:font-pitch="variable"/>
    <style:font-face style:name="Arial:smcp" svg:font-family="Arial:smcp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:liga&amp;c2sc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:liga&amp;c2sc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:liga&amp;c2sc"/>
    </style:style>
    <style:style style:name="ce4" style:family="table-cell" style:parent-style-name="Default" style:data-style-name="N100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16379" table:default-cell-style-name="ce4"/>
        <table:table-row table:style-name="ro1">
          <table:table-cell table:style-name="ce1" office:value-type="string" calcext:value-type="string">
            <text:p>tow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Newport,_Isle_of_Wight" xlink:type="simple">Newport</text:a> 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Brading" xlink:type="simple">Brading</text:a> 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Cowes" xlink:type="simple">Cowes</text:a> 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east cowe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Ryde" xlink:type="simple">Ryde</text:a> 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Sandown" xlink:type="simple">Sandown</text:a> 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Shanklin" xlink:type="simple">Shanklin</text:a> 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Ventnor" xlink:type="simple">Ventnor</text:a> 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<text:a xlink:href="https://en.wikipedia.org/wiki/Yarmouth,_Isle_of_Wight" xlink:type="simple">Yarmouth</text:a> 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1" office:value-type="string" calcext:value-type="string">
            <text:p>village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Adge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t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ver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se Hea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et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mbri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llingha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nfie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nste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ga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wa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nchur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uldno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wcom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gh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bour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isbroo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le 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llert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nmo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ver 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mfie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shbour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shwa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com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dshi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at Thor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nvil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rna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le Comm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mste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venstre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ylan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rringfo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st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ccom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ks Corn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ti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tle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bri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chur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t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ngwoo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nha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t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thwoo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ton 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kfie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chfie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ckas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ckpo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rr Hi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's Bow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w Stre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ley and Rookley 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wri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vie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lcom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lfle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r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ring Va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 Hele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 Lawr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anmo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orl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l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ppingha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tely Ban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t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fo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otton and Wootton Bri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ox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verland</text:p>
          </table:table-cell>
          <table:table-cell table:number-columns-repeated="16382"/>
        </table:table-row>
        <table:table-row table:style-name="ro1" table:number-rows-repeated="1048481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:liga&amp;c2sc" svg:font-family="Arial:liga&amp;c2sc" style:font-family-generic="swiss" style:font-pitch="variable"/>
    <style:font-face style:name="Arial:smcp" svg:font-family="Arial:smcp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2T19:00:45.063000000</meta:creation-date>
    <dc:date>2022-11-22T19:48:26.064000000</dc:date>
    <meta:editing-duration>PT47M38S</meta:editing-duration>
    <meta:editing-cycles>7</meta:editing-cycles>
    <meta:generator>LibreOffice/7.4.2.3$Windows_X86_64 LibreOffice_project/382eef1f22670f7f4118c8c2dd222ec7ad009daf</meta:generator>
    <meta:document-statistic meta:table-count="1" meta:cell-count="91" meta:object-count="0"/>
  </office:meta>
</office:document-meta>
</file>